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eatherCode</text:p>
          </table:table-cell>
          <table:table-cell office:value-type="string" calcext:value-type="string">
            <text:p>Conditio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lear/Sunn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tly Cloud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loudy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verca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tchy rain nearby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atchy snow nearb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atchy sleet nearby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tchy freezing drizzle nearby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hundery outbreaks in nearby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lowing snow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o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reezing fo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tchy light drizzl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ight drizzl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reezing drizzl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eavy freezing drizzl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atchy light rain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ight rain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oderate rain at time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oderate rain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Heavy rain at time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Heavy rain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ight freezing rain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oderate or Heavy freezing rain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ight sleet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oderate or heavy sleet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Patchy light snow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ight snow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atchy moderate snow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Moderate snow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atchy heavy snow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avy snow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ce pellet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ight rain shower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oderate or heavy rain shower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orrential rain shower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ight sleet shower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Moderate or heavy sleet showers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ight snow shower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oderate or heavy snow shower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Light showers of ice pellets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Moderate or heavy showers of ice pellet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Patchy light rain in area with thunder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Moderate or heavy rain in area with thunder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atchy light snow in area with thunder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Moderate or heavy snow in area with thunder</text:p>
          </table:table-cell>
        </table:table-row>
      </table:table>
      <table:named-expressions/>
      <table:database-ranges>
        <table:database-range table:name="__Anonymous_Sheet_DB__0" table:target-range-address="Sheet1.A1:Sheet1.B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6T12:54:30.881000000</meta:creation-date>
    <dc:date>2023-03-26T12:56:14.532000000</dc:date>
    <meta:editing-duration>PT1M44S</meta:editing-duration>
    <meta:editing-cycles>1</meta:editing-cycles>
    <meta:document-statistic meta:table-count="1" meta:cell-count="98" meta:object-count="0"/>
    <meta:generator>LibreOffice/7.5.1.2$Windows_X86_64 LibreOffice_project/fcbaee479e84c6cd81291587d2ee68cba099e129</meta:generator>
  </office:meta>
</office:document-meta>
</file>